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ato" svg:font-family="Lato, proxima-nova, 'Helvetica Neue', Arial, sans-serif"/>
    <style:font-face style:name="Mangal1" svg:font-family="Mangal"/>
    <style:font-face style:name="OpenSymbol" svg:font-family="OpenSymbol"/>
    <style:font-face style:name="SFMono-Regular" svg:font-family="SFMono-Regular, Menlo, Monaco, Consolas, 'Liberation Mono', 'Courier New',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in" fo:line-height="140%" fo:text-align="start" style:justify-single-word="false" fo:orphans="2" fo:widows="2" fo:padding="0in" fo:border="none"/>
      <style:text-properties fo:font-variant="normal" fo:text-transform="none" fo:color="#888888" style:font-name="SFMono-Regular" fo:font-size="9pt" fo:letter-spacing="normal" fo:font-style="normal" fo:font-weight="normal"/>
    </style:style>
    <style:style style:name="P2" style:family="paragraph" style:parent-style-name="Standard" style:list-style-name="L1"/>
    <style:style style:name="P3" style:family="paragraph" style:parent-style-name="Standard" style:list-style-name="L3"/>
    <style:style style:name="P4" style:family="paragraph" style:parent-style-name="Preformatted_20_Text" style:list-style-name="L1">
      <style:text-properties fo:font-variant="normal" fo:text-transform="none" fo:color="#888888" style:font-name="SFMono-Regular" fo:font-size="9pt" fo:letter-spacing="normal" fo:font-style="normal" fo:font-weight="normal"/>
    </style:style>
    <style:style style:name="P5" style:family="paragraph" style:parent-style-name="Preformatted_20_Text" style:list-style-name="L1">
      <style:text-properties fo:font-variant="normal" fo:text-transform="none" fo:color="#888888" style:font-name="SFMono-Regular" fo:font-size="9pt" fo:letter-spacing="normal" fo:font-style="normal" fo:font-weight="normal" fo:background-color="#f8f8f8"/>
    </style:style>
    <style:style style:name="P6" style:family="paragraph" style:parent-style-name="Preformatted_20_Text" style:list-style-name="L4">
      <style:text-properties fo:font-variant="normal" fo:text-transform="none" fo:color="#404040" style:font-name="SFMono-Regular" fo:font-size="9pt" fo:letter-spacing="normal" fo:font-style="normal" fo:font-weight="normal"/>
    </style:style>
    <style:style style:name="P7" style:family="paragraph" style:parent-style-name="Preformatted_20_Text" style:list-style-name="L2"/>
    <style:style style:name="P8" style:family="paragraph" style:parent-style-name="Preformatted_20_Text">
      <style:paragraph-properties fo:margin-top="0in" fo:margin-bottom="0in" fo:line-height="140%" fo:text-align="start" style:justify-single-word="false" fo:orphans="2" fo:widows="2" fo:padding="0in" fo:border="none"/>
      <style:text-properties fo:font-variant="normal" fo:text-transform="none" fo:color="#404040" style:font-name="SFMono-Regular" fo:font-size="9pt" fo:letter-spacing="normal" fo:font-style="normal" fo:font-weight="normal"/>
    </style:style>
    <style:style style:name="P9" style:family="paragraph" style:parent-style-name="Preformatted_20_Text">
      <style:paragraph-properties fo:margin-top="0in" fo:margin-bottom="0in" fo:line-height="140%" fo:text-align="start" style:justify-single-word="false" fo:orphans="2" fo:widows="2" fo:padding="0in" fo:border="non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4"/>
    <style:style style:name="T1" style:family="text">
      <style:text-properties fo:color="#000080" style:font-name="SFMono-Regular" fo:font-size="9pt" fo:font-weight="bold" fo:background-color="#f8f8f8"/>
    </style:style>
    <style:style style:name="T2" style:family="text">
      <style:text-properties fo:color="#19177c" style:font-name="SFMono-Regular" fo:font-size="9pt" fo:background-color="#f8f8f8"/>
    </style:style>
    <style:style style:name="T3" style:family="text">
      <style:text-properties style:font-name="SFMono-Regular" fo:font-size="9pt" fo:background-color="#f8f8f8"/>
    </style:style>
    <style:style style:name="T4" style:family="text">
      <style:text-properties fo:font-variant="normal" fo:text-transform="none" fo:color="#888888" style:font-name="SFMono-Regular" fo:font-size="9pt" fo:letter-spacing="normal" fo:font-style="normal" fo:font-weight="normal" fo:background-color="#f8f8f8"/>
    </style:style>
    <style:style style:name="T5" style:family="text">
      <style:text-properties fo:font-variant="normal" fo:text-transform="none" fo:color="#e74c3c" style:font-name="SFMono-Regular" fo:font-size="9pt" fo:letter-spacing="normal" fo:font-style="normal" fo:font-weight="normal"/>
    </style:style>
    <style:style style:name="T6" style:family="text">
      <style:text-properties fo:font-variant="normal" fo:text-transform="none" fo:color="#e74c3c" style:font-name="SFMono-Regular" fo:font-size="9pt" fo:letter-spacing="normal" fo:font-style="normal" fo:font-weight="normal" fo:background-color="#ffffff"/>
    </style:style>
    <style:style style:name="T7" style:family="text">
      <style:text-properties fo:font-variant="normal" fo:text-transform="none" fo:color="#404040" style:font-name="SFMono-Regular" fo:font-size="9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pmd APLLICATION USER GUIDE</text:p>
      <text:list xml:id="list4894783551759653230" text:style-name="L1">
        <text:list-item>
          <text:p text:style-name="P2">Giới thiệu: Ứng dụng testpmd từng dùng để kiểm tra chế độ chuyển tiếp gói tin <text:s/>trong DPDK, cũng như truy cập vào tính năng phần cứng NIC như Flow Director. VD: build ứng dụng fully-featured sử dụng SDK DPDK.</text:p>
        </text:list-item>
        <text:list-item>
          <text:p text:style-name="P2">Đặt biến môi trường</text:p>
          <text:p text:style-name="P4">export RTE_SDK=/path/to/rte_sdk</text:p>
        </text:list-item>
      </text:list>
      <text:p text:style-name="P1"><text:tab/>cd $RTE_SDK</text:p>
      <text:list xml:id="list31285612" text:continue-numbering="true" text:style-name="L1">
        <text:list-item>
          <text:p text:style-name="P2">Đặt đích cho trình biên dịch:</text:p>
          <text:p text:style-name="P5">export RTE_TARGET=x86_64-native-linux-gcc</text:p>
        </text:list-item>
        <text:list-item>
          <text:p text:style-name="P10">Build ứng dụng:</text:p>
          <text:p text:style-name="P5">make install T=$RTE_TARGET</text:p>
        </text:list-item>
      </text:list>
      <text:list xml:id="list744460136703895740" text:style-name="L2">
        <text:list-item>
          <text:p text:style-name="P11">Ứng dụng được biên dịch nằm tại:</text:p>
          <text:p text:style-name="P7"><text:span text:style-name="T1">$</text:span><text:span text:style-name="T3">RTE_SDK/</text:span><text:span text:style-name="T2">$RTE_TARGET</text:span><text:span text:style-name="T3">/app/testpmd</text:span></text:p>
        </text:list-item>
      </text:list>
      <text:list xml:id="list3628384730799711530" text:style-name="L3">
        <text:list-item>
          <text:p text:style-name="P3">Testpmd Command-line Options</text:p>
          <text:list>
            <text:list-item>
              <text:p text:style-name="P3">VD: <text:span text:style-name="T4">sudo ./testpmd -l 0-3 -n 4 -- -i --portmask=0x1 --nb-cores=2</text:span></text:p>
            </text:list-item>
          </text:list>
        </text:list-item>
      </text:list>
      <text:list xml:id="list3247551252414781" text:style-name="L4">
        <text:list-item>
          <text:p text:style-name="P12">Trong đó: </text:p>
          <text:list>
            <text:list-item>
              <text:p text:style-name="P12"><text:span text:style-name="T5">-i, --interactive</text:span> ~ testpmd bắt đầu bằng dấu nhắc được sử dụng để bắt đầu và dừng chuyển tiếp, xác định câu hình ứng dụng và hiển thị số liệu thống kê về phiên bản xử lý packet hiện tại. Trong chế độ non-interactive, ứng dụng bắt đầu với cấu hình được chỉ định trên command-line và ngay lập tức vào chế độ chuyển tiếp.</text:p>
            </text:list-item>
            <text:list-item>
              <text:p text:style-name="P12"><text:span text:style-name="T5">-h, --help</text:span> ~ Hiển thị thông báo trợ giúp</text:p>
            </text:list-item>
            <text:list-item>
              <text:p text:style-name="P12"><text:span text:style-name="T5">-a, --auto-start</text:span> ~ Bắt đầu chuyển tiếp khi khởi tạo</text:p>
            </text:list-item>
            <text:list-item>
              <text:p text:style-name="P12"><text:span text:style-name="Source_20_Text"><text:span text:style-name="T6">--tx-first</text:span></text:span> ~ Bắt đầu chuyển tiếp, sau khi tạo 1 loạt các packet, chỉ nên sử dụng trong chế độ non-interactive</text:p>
            </text:list-item>
            <text:list-item>
              <text:p text:style-name="P12"><text:span text:style-name="Source_20_Text"><text:span text:style-name="T6">--stats-period PERIOD</text:span></text:span> ~ Hiển thị số liệu thông kê mỗi Period giây, nếu chế độ interactive bị tắt. Giá trị mặc định là 0, có nghĩa là số liệu thống kê sẽ không được hiển thị.</text:p>
            </text:list-item>
            <text:list-item>
              <text:p text:style-name="P12"><text:span text:style-name="Source_20_Text"><text:span text:style-name="T6">--nb-cores=N</text:span></text:span> ~ Đặt số lượng forwarding cores, trong đó 1 &lt;= N &lt;= số lượng core hoặc <text:span text:style-name="T5">CONFIG_RTE_MAX_LCORE</text:span> <text:s/>từ file cấu hình. Giá trị mặc định là 1.</text:p>
            </text:list-item>
            <text:list-item>
              <text:p text:style-name="P12"><text:span text:style-name="Source_20_Text"><text:span text:style-name="T6">--coremask=0xXX</text:span></text:span> ~ Đặt hexadecimal bitmask của các lõi chạy trên packet forwarding test. Lcore chính dành riêng cho command-line và không thể giấu trên packet forwarding.</text:p>
            </text:list-item>
            <text:list-item>
              <text:p text:style-name="P12"><text:span text:style-name="Source_20_Text"><text:span text:style-name="T6">--portmask=0xXX</text:span></text:span> ~ Đặt hexadecimal bitmask của các cổng từng dùng bởi packet forwarding test </text:p>
            </text:list-item>
            <text:list-item>
              <text:p text:style-name="P12"><text:span text:style-name="Source_20_Text"><text:span text:style-name="T6">--numa</text:span></text:span> ~ Bật cấp phát NUMA-aware của các vòng RX/TX và các bộ nhớ đệm RX (mbufs).</text:p>
              <text:p text:style-name="P12">[Cài đặt mặc định]</text:p>
            </text:list-item>
            <text:list-item>
              <text:p text:style-name="P12"><text:span text:style-name="Source_20_Text"><text:span text:style-name="T6">--no-numa </text:span></text:span>~ Tắt cấp phát NUMA-aware của các vòng RX/TX và bộ nhớ đệm RX (mbufs)</text:p>
            </text:list-item>
            <text:list-item>
              <text:p text:style-name="P12"><text:span text:style-name="Source_20_Text"><text:span text:style-name="T6">--port-numa-config=(port,socket)[,(port,socket)] </text:span></text:span>~ Chỉ định socket mà nhóm bộ nhớ được sử dụng bởi port sẽ được phân bổ</text:p>
            </text:list-item>
            <text:list-item>
              <text:p text:style-name="P12"><text:span text:style-name="Source_20_Text"><text:span text:style-name="T6">--ring-numa-config=(port,flag,socket)[,(port,flag,socket)]</text:span></text:span><text:span text:style-name="Source_20_Text"><text:span text:style-name="T6"> </text:span></text:span>~ Chỉ định socket trên các vòng TX/RX của cổng sẽ được cấp phát. Trong đó cờ là 1 cho RX, 2 là TX, 3 là RX và <text:soft-page-break/>TX.</text:p>
            </text:list-item>
            <text:list-item>
              <text:p text:style-name="P12"><text:span text:style-name="Source_20_Text"><text:span text:style-name="T6">--socket-num=N</text:span></text:span> ~ Đặt socket có tất cả bộ nhớ được phân bổ NUMA. Trong đó 0 &lt;= N &lt; số socket</text:p>
            </text:list-item>
            <text:list-item>
              <text:p text:style-name="P12"><text:span text:style-name="Source_20_Text"><text:span text:style-name="T6">--mbuf-size=N</text:span></text:span> ~ Đặt kích thước của mbufs từng dùng là N, where N &lt; 65536. Giá trị mặc định là 2048.</text:p>
            </text:list-item>
            <text:list-item>
              <text:p text:style-name="P12"><text:span text:style-name="Source_20_Text"><text:span text:style-name="T6">--total-num-mbufs=N </text:span></text:span>~ Đặt số mbufs để được cấp phát trong nhóm mbuf, N &gt; 1024.</text:p>
            </text:list-item>
            <text:list-item>
              <text:p text:style-name="P12"><text:span text:style-name="Source_20_Text"><text:span text:style-name="T6">--max-pkt-len=N</text:span></text:span> ~ Đặt kích thước packet tối đa thành N byte, trong đó N &gt;= 63. Giá trị mặc định 1518.</text:p>
            </text:list-item>
            <text:list-item>
              <text:p text:style-name="P12"><text:span text:style-name="Source_20_Text"><text:span text:style-name="T6">--max-lro-pkt-size=N </text:span></text:span><text:s/>~ Đặt kích thước packet tổng hợp LRO tối đa thành N byte, trong đó N &gt;= 64.</text:p>
            </text:list-item>
            <text:list-item>
              <text:p text:style-name="P12"><text:span text:style-name="Source_20_Text"><text:span text:style-name="T6">--eth-peers-configfile=name</text:span></text:span> ~ Sử dụng file cấu hình chứa địa chỉ Ethernet addresses của các port ngang hành. File cấu hình nên chứa địa chỉ Ethernet trên đường phân tách:</text:p>
              <text:p text:style-name="P6">XX:XX:XX:XX:XX:01</text:p>
            </text:list-item>
          </text:list>
        </text:list-item>
      </text:list>
      <text:p text:style-name="P8"><text:tab/><text:tab/>XX:XX:XX:XX:XX:02</text:p>
      <text:p text:style-name="P9"><text:span text:style-name="T7"><text:tab/><text:tab/>...</text:span></text:p>
      <text:list xml:id="list31285305" text:continue-numbering="true" text:style-name="L4">
        <text:list-item>
          <text:list>
            <text:list-item>
              <text:p text:style-name="P12"><text:span text:style-name="Source_20_Text"><text:span text:style-name="T6">--eth-peer=N,XX:XX:XX:XX:XX:XX</text:span></text:span> ~ Đặt địa chỉ MAC <text:span text:style-name="T5">XX:XX:XX:XX:XX:XX</text:span> của port ngang hàng N, trong đó 0 &lt;= N &lt; <text:span text:style-name="T5">CONFIG_RTE_MAX_ETHPORTS</text:span> từ file cấu hình.</text:p>
            </text:list-item>
            <text:list-item>
              <text:p text:style-name="P12"><text:span text:style-name="Source_20_Text"><text:span text:style-name="T6">--tx-ip=SRC,DST</text:span></text:span> ~ Đặt địa chỉ IP nguồn và gốc từng sử dụng khi thực hiện kiểm tra chỉ thuyền. Giá trị địa chỉ mặc định từ nguồn 198.18.0.1 và đích 198.18.0.2 Đây là địa chỉ mục đích đặc biệt dành riêng cho điểm chuẩn (RFC 5735).</text:p>
            </text:list-item>
            <text:list-item>
              <text:p text:style-name="P12"><text:span text:style-name="Source_20_Text"><text:span text:style-name="T6">--tx-udp=SRC[,DST]</text:span></text:span> ~ Đặt số port UDP nguồn và đích cho kiểm tra chỉ thuyền. Port mặc định có port 9 được khai báo cho discard protocol (RFC 863).</text:p>
            </text:list-item>
            <text:list-item>
              <text:p text:style-name="P12">Đặt chế độ Flow Director <text:s/>trong đó <text:span text:style-name="T5">none</text:span> <text:s/>(mặc định), <text:span text:style-name="T5">signature</text:span> <text:s/>hoặc <text:span text:style-name="T5">perfect</text:span> .</text:p>
            </text:list-item>
            <text:list-item>
              <text:p text:style-name="P12"><text:span text:style-name="Source_20_Text"><text:span text:style-name="T6">--pkt-filter-report-hash=mode</text:span></text:span> ~ Đặt chế độ báo cáo nối băng trong đó <text:span text:style-name="T5">none</text:span> , <text:span text:style-name="T5">match</text:span> ,(the default) hoặc <text:span text:style-name="T5">always</text:span> .</text:p>
            </text:list-item>
            <text:list-item>
              <text:p text:style-name="P1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ato" svg:font-family="Lato, proxima-nova, 'Helvetica Neue', Arial, sans-serif"/>
    <style:font-face style:name="Mangal1" svg:font-family="Mangal"/>
    <style:font-face style:name="OpenSymbol" svg:font-family="OpenSymbol"/>
    <style:font-face style:name="SFMono-Regular" svg:font-family="SFMono-Regular, Menlo, Monaco, Consolas, 'Liberation Mono', 'Courier New', Courier,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2T14:56:19.14</meta:creation-date>
    <dc:date>2019-11-25T11:09:07.67</dc:date>
    <meta:editing-duration>PT3H59M8S</meta:editing-duration>
    <meta:editing-cycles>5</meta:editing-cycles>
    <meta:generator>OpenOffice/4.1.5$Win32 OpenOffice.org_project/415m1$Build-9789</meta:generator>
    <meta:document-statistic meta:table-count="0" meta:image-count="0" meta:object-count="0" meta:page-count="2" meta:paragraph-count="41" meta:word-count="704" meta:character-count="3567"/>
  </office:meta>
</office:document-meta>
</file>